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tyle="normal" fo:font-weight="bold" officeooo:rsid="0035e73f" officeooo:paragraph-rsid="0035e73f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tyle="normal" fo:font-weight="bold" officeooo:rsid="001f4de2" officeooo:paragraph-rsid="001f4de2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tyle="normal" fo:font-weight="bold" officeooo:rsid="00255958" officeooo:paragraph-rsid="00255958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normal" fo:font-weight="bold" officeooo:rsid="0031149d" officeooo:paragraph-rsid="0031149d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normal" fo:font-weight="bold" officeooo:rsid="0036aea4" officeooo:paragraph-rsid="0036aea4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normal" fo:font-weight="bold" officeooo:rsid="0036f707" officeooo:paragraph-rsid="0036f707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tyle="normal" fo:font-weight="bold" officeooo:paragraph-rsid="003959ba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tyle="normal" fo:font-weight="bold" officeooo:paragraph-rsid="003da277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tyle="normal" fo:font-weight="bold" officeooo:paragraph-rsid="004e199e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bold" officeooo:rsid="004d5435" officeooo:paragraph-rsid="004d5435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normal" officeooo:rsid="003bead4" officeooo:paragraph-rsid="003bead4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fo:font-weight="normal" officeooo:rsid="002407f6" officeooo:paragraph-rsid="002407f6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fo:font-weight="normal" officeooo:rsid="0031149d" officeooo:paragraph-rsid="0031149d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fo:font-weight="normal" officeooo:paragraph-rsid="0026f59c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normal" officeooo:paragraph-rsid="003163d2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normal" officeooo:paragraph-rsid="003f98e1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paragraph-rsid="004c7852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tyle="normal" fo:font-weight="normal" officeooo:rsid="002b935f" officeooo:paragraph-rsid="0026f59c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normal" officeooo:rsid="00344677" officeooo:paragraph-rsid="003163d2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tyle="normal" fo:font-weight="normal" officeooo:rsid="0036f707" officeooo:paragraph-rsid="0036f707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tyle="normal" fo:font-weight="normal" officeooo:rsid="004c7852" officeooo:paragraph-rsid="004c7852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tyle="normal" fo:font-weight="normal" officeooo:rsid="004f1f36" officeooo:paragraph-rsid="004f1f36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15739" officeooo:paragraph-rsid="00715739" style:font-style-asian="normal" style:font-weight-asian="bold" style:font-style-complex="normal" style:font-weight-complex="bold"/>
    </style:style>
    <style:style style:name="P24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5436c7" officeooo:paragraph-rsid="005436c7" style:font-style-asian="normal" style:font-weight-asian="bold" style:font-style-complex="normal" style:font-weight-complex="bold"/>
    </style:style>
    <style:style style:name="P25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5561c0" officeooo:paragraph-rsid="005561c0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579106" officeooo:paragraph-rsid="00557f18" style:font-style-asian="normal" style:font-weight-asian="bold" style:font-style-complex="normal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5919f3" officeooo:paragraph-rsid="005919f3" style:font-style-asian="normal" style:font-weight-asian="bold" style:font-style-complex="normal" style:font-weight-complex="bold"/>
    </style:style>
    <style:style style:name="P28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5c1dff" officeooo:paragraph-rsid="005c1dff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5db32" officeooo:paragraph-rsid="0065db32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6f3933" officeooo:paragraph-rsid="006eefae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073c4" officeooo:paragraph-rsid="007073c4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073c4" officeooo:paragraph-rsid="008207d9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073c4" officeooo:paragraph-rsid="0086807b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2d593" officeooo:paragraph-rsid="0072d593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073c4" officeooo:paragraph-rsid="00787129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073c4" officeooo:paragraph-rsid="007a4d62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073c4" officeooo:paragraph-rsid="00827f8e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69cfb" officeooo:paragraph-rsid="00758e38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ef6c3" officeooo:paragraph-rsid="007a4d62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8524ee" officeooo:paragraph-rsid="00827f8e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54fee1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557f18" style:font-style-asian="normal" style:font-weight-asian="normal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5ab98f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5c9a66" style:font-style-asian="normal" style:font-weight-asian="normal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tyle="normal" style:text-underline-style="none" fo:font-weight="normal" officeooo:paragraph-rsid="005cafa0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4fee1" officeooo:paragraph-rsid="0054fee1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ab98f" officeooo:paragraph-rsid="005ab98f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c9a66" officeooo:paragraph-rsid="005c9a66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cafa0" officeooo:paragraph-rsid="005cafa0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5fe596" officeooo:paragraph-rsid="005e5b81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10c4b" officeooo:paragraph-rsid="00610c4b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32eef" officeooo:paragraph-rsid="00632eef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89cdb" officeooo:paragraph-rsid="0066e917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b5adf" officeooo:paragraph-rsid="006b5adf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da278" officeooo:paragraph-rsid="006da278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6f3933" officeooo:paragraph-rsid="006eefae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tyle="normal" officeooo:rsid="001c42ad" officeooo:paragraph-rsid="001c42ad" style:font-style-asian="normal" style:font-style-complex="normal"/>
    </style:style>
    <style:style style:name="P58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5e5b81" officeooo:paragraph-rsid="005e5b81" style:font-style-asian="italic" style:font-weight-asian="normal" style:font-style-complex="italic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tyle="italic" style:text-underline-style="none" fo:font-weight="normal" officeooo:rsid="006b5adf" officeooo:paragraph-rsid="006b5adf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66e917" style:font-style-asian="italic" style:font-weight-asian="bold" style:font-style-complex="italic" style:font-weight-complex="bold"/>
    </style:style>
    <style:style style:name="P61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6b5adf" style:font-style-asian="italic" style:font-weight-asian="bold" style:font-style-complex="italic" style:font-weight-complex="bold"/>
    </style:style>
    <style:style style:name="P62" style:family="paragraph" style:parent-style-name="Standard">
      <style:paragraph-properties fo:text-align="justify" style:justify-single-word="false"/>
      <style:text-properties fo:font-style="italic" style:text-underline-style="none" fo:font-weight="bold" officeooo:paragraph-rsid="006eefae" style:font-style-asian="italic" style:font-weight-asian="bold" style:font-style-complex="italic" style:font-weight-complex="bold"/>
    </style:style>
    <style:style style:name="P63" style:family="paragraph" style:parent-style-name="Standard">
      <style:paragraph-properties fo:text-align="justify" style:justify-single-word="false"/>
      <style:text-properties fo:font-style="italic" fo:font-weight="normal" officeooo:rsid="0048b5ce" officeooo:paragraph-rsid="0048b5ce" style:font-style-asian="italic" style:font-weight-asian="normal" style:font-style-complex="italic" style:font-weight-complex="normal"/>
    </style:style>
    <style:style style:name="P64" style:family="paragraph" style:parent-style-name="Standard" style:list-style-name="L1">
      <style:paragraph-properties fo:text-align="justify" style:justify-single-word="false"/>
      <style:text-properties fo:font-style="normal" fo:font-weight="bold" officeooo:paragraph-rsid="003a161b" style:font-style-asian="normal" style:font-weight-asian="bold" style:font-style-complex="normal" style:font-weight-complex="bold"/>
    </style:style>
    <style:style style:name="P65" style:family="paragraph" style:parent-style-name="Standard" style:list-style-name="L1">
      <style:paragraph-properties fo:text-align="justify" style:justify-single-word="false"/>
      <style:text-properties fo:font-style="normal" fo:font-weight="normal" officeooo:rsid="003a53b2" officeooo:paragraph-rsid="003a53b2" style:font-style-asian="normal" style:font-weight-asian="normal" style:font-style-complex="normal" style:font-weight-complex="normal"/>
    </style:style>
    <style:style style:name="P66" style:family="paragraph" style:parent-style-name="Standard" style:list-style-name="L1">
      <style:paragraph-properties fo:text-align="justify" style:justify-single-word="false"/>
      <style:text-properties fo:font-style="normal" fo:font-weight="normal" officeooo:rsid="003bead4" officeooo:paragraph-rsid="003bead4" style:font-style-asian="normal" style:font-weight-asian="normal" style:font-style-complex="normal" style:font-weight-complex="normal"/>
    </style:style>
    <style:style style:name="P67" style:family="paragraph" style:parent-style-name="Standard" style:list-style-name="L2">
      <style:paragraph-properties fo:text-align="justify" style:justify-single-word="false"/>
      <style:text-properties fo:font-style="normal" fo:font-weight="normal" officeooo:rsid="0044fab2" officeooo:paragraph-rsid="0044fab2" style:font-style-asian="normal" style:font-weight-asian="normal" style:font-style-complex="normal" style:font-weight-complex="normal"/>
    </style:style>
    <style:style style:name="P68" style:family="paragraph" style:parent-style-name="Standard" style:list-style-name="L2">
      <style:paragraph-properties fo:text-align="justify" style:justify-single-word="false"/>
      <style:text-properties fo:font-style="normal" fo:font-weight="normal" officeooo:paragraph-rsid="004512e8" style:font-style-asian="normal" style:font-weight-asian="normal" style:font-style-complex="normal" style:font-weight-complex="normal"/>
    </style:style>
    <style:style style:name="P69" style:family="paragraph" style:parent-style-name="Standard" style:list-style-name="L2">
      <style:paragraph-properties fo:text-align="justify" style:justify-single-word="false"/>
      <style:text-properties fo:font-style="normal" fo:font-weight="normal" officeooo:paragraph-rsid="00469fb8" style:font-style-asian="normal" style:font-weight-asian="normal" style:font-style-complex="normal" style:font-weight-complex="normal"/>
    </style:style>
    <style:style style:name="P70" style:family="paragraph" style:parent-style-name="Standard" style:list-style-name="L2">
      <style:paragraph-properties fo:text-align="justify" style:justify-single-word="false"/>
      <style:text-properties fo:font-style="normal" fo:font-weight="normal" officeooo:paragraph-rsid="0048b5ce" style:font-style-asian="normal" style:font-weight-asian="normal" style:font-style-complex="normal" style:font-weight-complex="normal"/>
    </style:style>
    <style:style style:name="P71" style:family="paragraph" style:parent-style-name="Standard" style:list-style-name="L4">
      <style:paragraph-properties fo:text-align="justify" style:justify-single-word="false"/>
      <style:text-properties fo:font-style="normal" style:text-underline-style="none" fo:font-weight="normal" officeooo:rsid="007073c4" officeooo:paragraph-rsid="0072e43c" style:font-style-asian="normal" style:font-weight-asian="normal" style:font-style-complex="normal" style:font-weight-complex="normal"/>
    </style:style>
    <style:style style:name="P72" style:family="paragraph" style:parent-style-name="Standard" style:list-style-name="L4">
      <style:paragraph-properties fo:text-align="justify" style:justify-single-word="false"/>
      <style:text-properties fo:font-style="normal" style:text-underline-style="none" fo:font-weight="normal" officeooo:rsid="007073c4" officeooo:paragraph-rsid="0073fd7f" style:font-style-asian="normal" style:font-weight-asian="normal" style:font-style-complex="normal" style:font-weight-complex="normal"/>
    </style:style>
    <style:style style:name="P73" style:family="paragraph" style:parent-style-name="Standard" style:list-style-name="L4">
      <style:paragraph-properties fo:text-align="justify" style:justify-single-word="false"/>
      <style:text-properties fo:font-style="normal" style:text-underline-style="none" fo:font-weight="normal" officeooo:rsid="007073c4" officeooo:paragraph-rsid="00758e38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tyle="normal" style:text-underline-style="none" fo:font-weight="normal" officeooo:rsid="007073c4" officeooo:paragraph-rsid="00939bf7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073c4" officeooo:paragraph-rsid="0086807b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073c4" officeooo:paragraph-rsid="0092c9e9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text-align="justify" style:justify-single-word="false"/>
      <style:text-properties fo:font-style="normal" style:text-underline-style="none" fo:font-weight="bold" officeooo:rsid="007073c4" officeooo:paragraph-rsid="00937939" style:font-style-asian="normal" style:font-weight-asian="bold" style:font-style-complex="normal" style:font-weight-complex="bold"/>
    </style:style>
    <style:style style:name="P78" style:family="paragraph" style:parent-style-name="Standard" style:list-style-name="L3">
      <style:paragraph-properties fo:text-align="justify" style:justify-single-word="false"/>
      <style:text-properties fo:font-style="italic" style:text-underline-style="none" fo:font-weight="normal" officeooo:paragraph-rsid="00610c4b" style:font-style-asian="italic" style:font-weight-asian="normal" style:font-style-complex="italic" style:font-weight-complex="normal"/>
    </style:style>
    <style:style style:name="P79" style:family="paragraph" style:parent-style-name="Standard" style:list-style-name="L3">
      <style:paragraph-properties fo:text-align="justify" style:justify-single-word="false"/>
      <style:text-properties fo:font-style="italic" style:text-underline-style="none" fo:font-weight="normal" officeooo:paragraph-rsid="0061ed05" style:font-style-asian="italic" style:font-weight-asian="normal" style:font-style-complex="italic" style:font-weight-complex="normal"/>
    </style:style>
    <style:style style:name="P80" style:family="paragraph" style:parent-style-name="Standard" style:list-style-name="L3">
      <style:paragraph-properties fo:text-align="justify" style:justify-single-word="false"/>
      <style:text-properties fo:font-style="italic" style:text-underline-style="none" fo:font-weight="normal" officeooo:paragraph-rsid="00632eef" style:font-style-asian="italic" style:font-weight-asian="normal" style:font-style-complex="italic" style:font-weight-complex="normal"/>
    </style:style>
    <style:style style:name="T1" style:family="text">
      <style:text-properties fo:font-weight="normal" officeooo:rsid="003a161b" style:font-weight-asian="normal" style:font-weight-complex="normal"/>
    </style:style>
    <style:style style:name="T2" style:family="text">
      <style:text-properties fo:font-weight="normal" officeooo:rsid="004e199e" style:font-weight-asian="normal" style:font-weight-complex="normal"/>
    </style:style>
    <style:style style:name="T3" style:family="text">
      <style:text-properties fo:font-weight="normal" officeooo:rsid="006b5adf" style:font-weight-asian="normal" style:font-weight-complex="normal"/>
    </style:style>
    <style:style style:name="T4" style:family="text">
      <style:text-properties fo:font-weight="normal" officeooo:rsid="006eefae" style:font-weight-asian="normal" style:font-weight-complex="normal"/>
    </style:style>
    <style:style style:name="T5" style:family="text">
      <style:text-properties fo:font-weight="normal" officeooo:rsid="006f3933" style:font-weight-asian="normal" style:font-weight-complex="normal"/>
    </style:style>
    <style:style style:name="T6" style:family="text">
      <style:text-properties fo:font-weight="normal" officeooo:rsid="0086807b" style:font-weight-asian="normal" style:font-weight-complex="normal"/>
    </style:style>
    <style:style style:name="T7" style:family="text">
      <style:text-properties fo:font-weight="normal" officeooo:rsid="0089893a" style:font-weight-asian="normal" style:font-weight-complex="normal"/>
    </style:style>
    <style:style style:name="T8" style:family="text">
      <style:text-properties fo:font-weight="normal" officeooo:rsid="008a07c2" style:font-weight-asian="normal" style:font-weight-complex="normal"/>
    </style:style>
    <style:style style:name="T9" style:family="text">
      <style:text-properties fo:font-weight="normal" officeooo:rsid="008d22b7" style:font-weight-asian="normal" style:font-weight-complex="normal"/>
    </style:style>
    <style:style style:name="T10" style:family="text">
      <style:text-properties fo:font-weight="normal" officeooo:rsid="008e1ff9" style:font-weight-asian="normal" style:font-weight-complex="normal"/>
    </style:style>
    <style:style style:name="T11" style:family="text">
      <style:text-properties fo:font-weight="normal" officeooo:rsid="009013af" style:font-weight-asian="normal" style:font-weight-complex="normal"/>
    </style:style>
    <style:style style:name="T12" style:family="text">
      <style:text-properties officeooo:rsid="0026f59c"/>
    </style:style>
    <style:style style:name="T13" style:family="text">
      <style:text-properties fo:font-weight="bold" officeooo:rsid="0026f59c" style:font-weight-asian="bold" style:font-weight-complex="bold"/>
    </style:style>
    <style:style style:name="T14" style:family="text">
      <style:text-properties fo:font-weight="bold" officeooo:rsid="0029b37b" style:font-weight-asian="bold" style:font-weight-complex="bold"/>
    </style:style>
    <style:style style:name="T15" style:family="text">
      <style:text-properties fo:font-weight="bold" officeooo:rsid="00328e17" style:font-weight-asian="bold" style:font-weight-complex="bold"/>
    </style:style>
    <style:style style:name="T16" style:family="text">
      <style:text-properties fo:font-weight="bold" officeooo:rsid="00341db5" style:font-weight-asian="bold" style:font-weight-complex="bold"/>
    </style:style>
    <style:style style:name="T17" style:family="text">
      <style:text-properties fo:font-weight="bold" officeooo:rsid="00344677" style:font-weight-asian="bold" style:font-weight-complex="bold"/>
    </style:style>
    <style:style style:name="T18" style:family="text">
      <style:text-properties fo:font-weight="bold" officeooo:rsid="007a36f9" style:font-weight-asian="bold" style:font-weight-complex="bold"/>
    </style:style>
    <style:style style:name="T19" style:family="text">
      <style:text-properties fo:font-weight="bold" officeooo:rsid="007a93bd" style:font-weight-asian="bold" style:font-weight-complex="bold"/>
    </style:style>
    <style:style style:name="T20" style:family="text">
      <style:text-properties officeooo:rsid="00285708"/>
    </style:style>
    <style:style style:name="T21" style:family="text">
      <style:text-properties officeooo:rsid="0029b37b"/>
    </style:style>
    <style:style style:name="T22" style:family="text">
      <style:text-properties officeooo:rsid="002b935f"/>
    </style:style>
    <style:style style:name="T23" style:family="text">
      <style:text-properties officeooo:rsid="003163d2"/>
    </style:style>
    <style:style style:name="T24" style:family="text">
      <style:text-properties fo:font-style="italic" officeooo:rsid="003163d2" style:font-style-asian="italic" style:font-style-complex="italic"/>
    </style:style>
    <style:style style:name="T25" style:family="text">
      <style:text-properties fo:font-style="italic" officeooo:rsid="00327afc" style:font-style-asian="italic" style:font-style-complex="italic"/>
    </style:style>
    <style:style style:name="T26" style:family="text">
      <style:text-properties fo:font-style="italic" officeooo:rsid="004032a8" style:font-style-asian="italic" style:font-style-complex="italic"/>
    </style:style>
    <style:style style:name="T27" style:family="text">
      <style:text-properties fo:font-style="italic" officeooo:rsid="0043216d" style:font-style-asian="italic" style:font-style-complex="italic"/>
    </style:style>
    <style:style style:name="T28" style:family="text">
      <style:text-properties fo:font-style="italic" officeooo:rsid="004512e8" style:font-style-asian="italic" style:font-style-complex="italic"/>
    </style:style>
    <style:style style:name="T29" style:family="text">
      <style:text-properties fo:font-style="italic" officeooo:rsid="00469fb8" style:font-style-asian="italic" style:font-style-complex="italic"/>
    </style:style>
    <style:style style:name="T30" style:family="text">
      <style:text-properties fo:font-style="italic" officeooo:rsid="00486b82" style:font-style-asian="italic" style:font-style-complex="italic"/>
    </style:style>
    <style:style style:name="T31" style:family="text">
      <style:text-properties fo:font-style="italic" officeooo:rsid="0048b5ce" style:font-style-asian="italic" style:font-style-complex="italic"/>
    </style:style>
    <style:style style:name="T32" style:family="text">
      <style:text-properties fo:font-style="italic" officeooo:rsid="004c7852" style:font-style-asian="italic" style:font-style-complex="italic"/>
    </style:style>
    <style:style style:name="T33" style:family="text">
      <style:text-properties fo:font-style="italic" officeooo:rsid="0054fee1" style:font-style-asian="italic" style:font-style-complex="italic"/>
    </style:style>
    <style:style style:name="T34" style:family="text">
      <style:text-properties fo:font-style="italic" officeooo:rsid="00559414" style:font-style-asian="italic" style:font-style-complex="italic"/>
    </style:style>
    <style:style style:name="T35" style:family="text">
      <style:text-properties fo:font-style="italic" officeooo:rsid="00579106" style:font-style-asian="italic" style:font-style-complex="italic"/>
    </style:style>
    <style:style style:name="T36" style:family="text">
      <style:text-properties fo:font-style="italic" officeooo:rsid="005ab98f" style:font-style-asian="italic" style:font-style-complex="italic"/>
    </style:style>
    <style:style style:name="T37" style:family="text">
      <style:text-properties fo:font-style="italic" officeooo:rsid="005c9a66" style:font-style-asian="italic" style:font-style-complex="italic"/>
    </style:style>
    <style:style style:name="T38" style:family="text">
      <style:text-properties fo:font-style="italic" officeooo:rsid="005cafa0" style:font-style-asian="italic" style:font-style-complex="italic"/>
    </style:style>
    <style:style style:name="T39" style:family="text">
      <style:text-properties fo:font-style="italic" officeooo:rsid="0072d593" style:font-style-asian="italic" style:font-style-complex="italic"/>
    </style:style>
    <style:style style:name="T40" style:family="text">
      <style:text-properties fo:font-style="italic" officeooo:rsid="0072e43c" style:font-style-asian="italic" style:font-style-complex="italic"/>
    </style:style>
    <style:style style:name="T41" style:family="text">
      <style:text-properties fo:font-style="italic" officeooo:rsid="0073fd7f" style:font-style-asian="italic" style:font-style-complex="italic"/>
    </style:style>
    <style:style style:name="T42" style:family="text">
      <style:text-properties fo:font-style="italic" officeooo:rsid="00758e38" style:font-style-asian="italic" style:font-style-complex="italic"/>
    </style:style>
    <style:style style:name="T43" style:family="text">
      <style:text-properties fo:font-style="italic" officeooo:rsid="00787129" style:font-style-asian="italic" style:font-style-complex="italic"/>
    </style:style>
    <style:style style:name="T44" style:family="text">
      <style:text-properties fo:font-style="italic" officeooo:rsid="007a4d62" style:font-style-asian="italic" style:font-style-complex="italic"/>
    </style:style>
    <style:style style:name="T45" style:family="text">
      <style:text-properties fo:font-style="italic" officeooo:rsid="007a93bd" style:font-style-asian="italic" style:font-style-complex="italic"/>
    </style:style>
    <style:style style:name="T46" style:family="text">
      <style:text-properties fo:font-style="italic" officeooo:rsid="007ac5ec" style:font-style-asian="italic" style:font-style-complex="italic"/>
    </style:style>
    <style:style style:name="T47" style:family="text">
      <style:text-properties fo:font-style="italic" officeooo:rsid="007bd74f" style:font-style-asian="italic" style:font-style-complex="italic"/>
    </style:style>
    <style:style style:name="T48" style:family="text">
      <style:text-properties fo:font-style="italic" officeooo:rsid="007cf17a" style:font-style-asian="italic" style:font-style-complex="italic"/>
    </style:style>
    <style:style style:name="T49" style:family="text">
      <style:text-properties fo:font-style="italic" officeooo:rsid="007e941b" style:font-style-asian="italic" style:font-style-complex="italic"/>
    </style:style>
    <style:style style:name="T50" style:family="text">
      <style:text-properties fo:font-style="italic" officeooo:rsid="007ef6c3" style:font-style-asian="italic" style:font-style-complex="italic"/>
    </style:style>
    <style:style style:name="T51" style:family="text">
      <style:text-properties fo:font-style="italic" officeooo:rsid="00827f8e" style:font-style-asian="italic" style:font-style-complex="italic"/>
    </style:style>
    <style:style style:name="T52" style:family="text">
      <style:text-properties fo:font-style="italic" fo:font-weight="bold" officeooo:rsid="00327afc" style:font-style-asian="italic" style:font-weight-asian="bold" style:font-style-complex="italic" style:font-weight-complex="bold"/>
    </style:style>
    <style:style style:name="T53" style:family="text">
      <style:text-properties fo:font-style="italic" fo:font-weight="normal" officeooo:rsid="003a161b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89893a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8a07c2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8d22b7" style:font-style-asian="italic" style:font-weight-asian="normal" style:font-style-complex="italic" style:font-weight-complex="normal"/>
    </style:style>
    <style:style style:name="T57" style:family="text">
      <style:text-properties fo:font-style="normal" officeooo:rsid="00610c4b" style:font-style-asian="normal" style:font-style-complex="normal"/>
    </style:style>
    <style:style style:name="T58" style:family="text">
      <style:text-properties fo:font-style="normal" officeooo:rsid="00613894" style:font-style-asian="normal" style:font-style-complex="normal"/>
    </style:style>
    <style:style style:name="T59" style:family="text">
      <style:text-properties fo:font-style="normal" officeooo:rsid="0061ed05" style:font-style-asian="normal" style:font-style-complex="normal"/>
    </style:style>
    <style:style style:name="T60" style:family="text">
      <style:text-properties fo:font-style="normal" officeooo:rsid="00632eef" style:font-style-asian="normal" style:font-style-complex="normal"/>
    </style:style>
    <style:style style:name="T61" style:family="text">
      <style:text-properties fo:font-style="normal" fo:font-weight="normal" officeooo:rsid="0066e917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689cdb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6b5adf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6eefae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6f3933" style:font-style-asian="normal" style:font-weight-asian="normal" style:font-style-complex="normal" style:font-weight-complex="normal"/>
    </style:style>
    <style:style style:name="T66" style:family="text">
      <style:text-properties officeooo:rsid="00328e17"/>
    </style:style>
    <style:style style:name="T67" style:family="text">
      <style:text-properties officeooo:rsid="0033a546"/>
    </style:style>
    <style:style style:name="T68" style:family="text">
      <style:text-properties officeooo:rsid="0033f575"/>
    </style:style>
    <style:style style:name="T69" style:family="text">
      <style:text-properties officeooo:rsid="00341db5"/>
    </style:style>
    <style:style style:name="T70" style:family="text">
      <style:text-properties officeooo:rsid="00344677"/>
    </style:style>
    <style:style style:name="T71" style:family="text">
      <style:text-properties officeooo:rsid="003959ba"/>
    </style:style>
    <style:style style:name="T72" style:family="text">
      <style:text-properties officeooo:rsid="0039c02b"/>
    </style:style>
    <style:style style:name="T73" style:family="text">
      <style:text-properties officeooo:rsid="003da277"/>
    </style:style>
    <style:style style:name="T74" style:family="text">
      <style:text-properties officeooo:rsid="003f98e1"/>
    </style:style>
    <style:style style:name="T75" style:family="text">
      <style:text-properties officeooo:rsid="004032a8"/>
    </style:style>
    <style:style style:name="T76" style:family="text">
      <style:text-properties officeooo:rsid="0043216d"/>
    </style:style>
    <style:style style:name="T77" style:family="text">
      <style:text-properties officeooo:rsid="004512e8"/>
    </style:style>
    <style:style style:name="T78" style:family="text">
      <style:text-properties officeooo:rsid="00469fb8"/>
    </style:style>
    <style:style style:name="T79" style:family="text">
      <style:text-properties officeooo:rsid="00486b82"/>
    </style:style>
    <style:style style:name="T80" style:family="text">
      <style:text-properties officeooo:rsid="0048b5ce"/>
    </style:style>
    <style:style style:name="T81" style:family="text">
      <style:text-properties officeooo:rsid="004c7852"/>
    </style:style>
    <style:style style:name="T82" style:family="text">
      <style:text-properties officeooo:rsid="004e199e"/>
    </style:style>
    <style:style style:name="T83" style:family="text">
      <style:text-properties officeooo:rsid="0054fee1"/>
    </style:style>
    <style:style style:name="T84" style:family="text">
      <style:text-properties officeooo:rsid="00557f18"/>
    </style:style>
    <style:style style:name="T85" style:family="text">
      <style:text-properties officeooo:rsid="00559414"/>
    </style:style>
    <style:style style:name="T86" style:family="text">
      <style:text-properties officeooo:rsid="00579106"/>
    </style:style>
    <style:style style:name="T87" style:family="text">
      <style:text-properties officeooo:rsid="005ab98f"/>
    </style:style>
    <style:style style:name="T88" style:family="text">
      <style:text-properties officeooo:rsid="005c9a66"/>
    </style:style>
    <style:style style:name="T89" style:family="text">
      <style:text-properties officeooo:rsid="005cafa0"/>
    </style:style>
    <style:style style:name="T90" style:family="text">
      <style:text-properties officeooo:rsid="00610c4b"/>
    </style:style>
    <style:style style:name="T91" style:family="text">
      <style:text-properties officeooo:rsid="00613894"/>
    </style:style>
    <style:style style:name="T92" style:family="text">
      <style:text-properties officeooo:rsid="0061ed05"/>
    </style:style>
    <style:style style:name="T93" style:family="text">
      <style:text-properties officeooo:rsid="00632eef"/>
    </style:style>
    <style:style style:name="T94" style:family="text">
      <style:text-properties officeooo:rsid="0072d593"/>
    </style:style>
    <style:style style:name="T95" style:family="text">
      <style:text-properties officeooo:rsid="0072e43c"/>
    </style:style>
    <style:style style:name="T96" style:family="text">
      <style:text-properties officeooo:rsid="0073fd7f"/>
    </style:style>
    <style:style style:name="T97" style:family="text">
      <style:text-properties officeooo:rsid="00758e38"/>
    </style:style>
    <style:style style:name="T98" style:family="text">
      <style:text-properties officeooo:rsid="00787129"/>
    </style:style>
    <style:style style:name="T99" style:family="text">
      <style:text-properties officeooo:rsid="007a36f9"/>
    </style:style>
    <style:style style:name="T100" style:family="text">
      <style:text-properties officeooo:rsid="007a4d62"/>
    </style:style>
    <style:style style:name="T101" style:family="text">
      <style:text-properties officeooo:rsid="007a93bd"/>
    </style:style>
    <style:style style:name="T102" style:family="text">
      <style:text-properties officeooo:rsid="007ac5ec"/>
    </style:style>
    <style:style style:name="T103" style:family="text">
      <style:text-properties officeooo:rsid="007bd74f"/>
    </style:style>
    <style:style style:name="T104" style:family="text">
      <style:text-properties officeooo:rsid="007cf17a"/>
    </style:style>
    <style:style style:name="T105" style:family="text">
      <style:text-properties officeooo:rsid="007e941b"/>
    </style:style>
    <style:style style:name="T106" style:family="text">
      <style:text-properties officeooo:rsid="007ef6c3"/>
    </style:style>
    <style:style style:name="T107" style:family="text">
      <style:text-properties officeooo:rsid="008207d9"/>
    </style:style>
    <style:style style:name="T108" style:family="text">
      <style:text-properties officeooo:rsid="00827f8e"/>
    </style:style>
    <style:style style:name="T109" style:family="text">
      <style:text-properties officeooo:rsid="00846ac1"/>
    </style:style>
    <style:style style:name="T110" style:family="text">
      <style:text-properties officeooo:rsid="008513d4"/>
    </style:style>
    <style:style style:name="T111" style:family="text">
      <style:text-properties officeooo:rsid="008524ee"/>
    </style:style>
    <style:style style:name="T112" style:family="text">
      <style:text-properties officeooo:rsid="0086807b"/>
    </style:style>
    <style:style style:name="T113" style:family="text">
      <style:text-properties officeooo:rsid="0089893a"/>
    </style:style>
    <style:style style:name="T114" style:family="text">
      <style:text-properties officeooo:rsid="008d22b7"/>
    </style:style>
    <style:style style:name="T115" style:family="text">
      <style:text-properties officeooo:rsid="008e1ff9"/>
    </style:style>
    <style:style style:name="T116" style:family="text">
      <style:text-properties officeooo:rsid="009013af"/>
    </style:style>
    <style:style style:name="T117" style:family="text">
      <style:text-properties officeooo:rsid="0092c9e9"/>
    </style:style>
    <style:style style:name="T118" style:family="text">
      <style:text-properties officeooo:rsid="00937939"/>
    </style:style>
    <style:style style:name="T119" style:family="text">
      <style:text-properties officeooo:rsid="00939bf7"/>
    </style:style>
    <style:style style:name="T120" style:family="text">
      <style:text-properties officeooo:rsid="0094f7db"/>
    </style:style>
    <style:style style:name="T121" style:family="text">
      <style:text-properties officeooo:rsid="0096d660"/>
    </style:style>
    <style:style style:name="T122" style:family="text">
      <style:text-properties officeooo:rsid="0099cf3c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>Notas: Django's Book</text:p>
      <text:p text:style-name="P57"/>
      <text:p text:style-name="P1">INTRODUCCIÓN A DJANGO</text:p>
      <text:p text:style-name="P57"/>
      <text:p text:style-name="P2">Framework Web.</text:p>
      <text:p text:style-name="P12">Un framework web, provee una infraestructura de programación para el desarrollo de sitios web dinámicos, aplicaciones web y servicios web. </text:p>
      <text:p text:style-name="P13"/>
      <text:p text:style-name="P3">Patrón de diseño MVC.</text:p>
      <text:p text:style-name="P14"><text:span text:style-name="T12">El patrón de diseño </text:span><text:span text:style-name="T13">Modelo-Vista-Controlador(MVC)</text:span><text:span text:style-name="T12"> </text:span><text:span text:style-name="T20">define una manera de desarrollar software </text:span><text:span text:style-name="T21">en la que el código para definir y acceder a los datos (el </text:span><text:span text:style-name="T14">modelo</text:span><text:span text:style-name="T21">) está separado del pedido lógico de asignación de ruta (el </text:span><text:span text:style-name="T14">controlador</text:span><text:span text:style-name="T21">), que a su vez está separado de la interfaz del usuario (la </text:span><text:span text:style-name="T14">vista</text:span><text:span text:style-name="T21">). </text:span><text:span text:style-name="T22">Este enfoque tiene la ventaja de que los componentes tienen un acop</text:span><text:span text:style-name="T108">l</text:span><text:span text:style-name="T22">amiento débil, por lo cual cada parte de la aplicación web tiene un único propósito, con esto es posible modificarlas de manera independiente sin afectar a las demás. </text:span></text:p>
      <text:p text:style-name="P18"/>
      <text:p text:style-name="P4">Historia.</text:p>
      <text:p text:style-name="P15"><text:span text:style-name="T23">Django nació en otoño de 2003, de la mano de mano de los programadores web del diario </text:span><text:span text:style-name="T24">Lawrence Journal-World, </text:span><text:span text:style-name="T52">Adrian Holovaty </text:span><text:span text:style-name="T25">y </text:span><text:span text:style-name="T52">Simon Willison</text:span><text:span text:style-name="T25">, </text:span><text:span text:style-name="T66">cuando empezarón a usar </text:span><text:span text:style-name="T15">Python</text:span><text:span text:style-name="T66"> para crear sus aplicaciones. </text:span><text:span text:style-name="T67">Debido a la necesidad creciente por parte de varios sitios de noticias de agregar nuevas características y aplicaciones enteras de manera inmediata, </text:span><text:span text:style-name="T68">Adrian y Simon desarrollarón un framework de desarrollo web que les ahorrara tiempo a la hora de crear aplicaciones mantenibles. </text:span><text:span text:style-name="T122">E</text:span><text:span text:style-name="T69">l equipo creador de este framework decidió liberarlo como software de código abierto, fue liberado en Julio de 2005 y lo llamarón </text:span><text:span text:style-name="T16">Django</text:span><text:span text:style-name="T69">, </text:span><text:span text:style-name="T70">por el guitarrista de jazz </text:span><text:span text:style-name="T17">Django Reinhardt</text:span><text:span text:style-name="T70">. </text:span></text:p>
      <text:p text:style-name="P19"/>
      <text:p text:style-name="P19"/>
      <text:p text:style-name="P19"/>
      <text:p text:style-name="P5">EMPEZANDO CON DJANGO</text:p>
      <text:p text:style-name="P5"/>
      <text:p text:style-name="P6">Instalar Python.</text:p>
      <text:p text:style-name="P20">Django está 100% escrito en código puro de Python, por lo cual para poder trabajar con este framework es necesario tenerlo debidamente instalado en tu computadora.</text:p>
      <text:p text:style-name="P20"/>
      <text:p text:style-name="P7"><text:span text:style-name="T71">Instalar Django</text:span><text:span text:style-name="T72">(método distutils).</text:span></text:p>
      <text:list xml:id="list1724456711" text:style-name="L1">
        <text:list-item>
          <text:p text:style-name="P64"><text:span text:style-name="T1">Bajar el tar, </text:span><text:span text:style-name="T53">Django-0.96.tar.gz</text:span></text:p>
        </text:list-item>
        <text:list-item>
          <text:p text:style-name="P65">tar xzvf Django-*.tar.gz</text:p>
        </text:list-item>
        <text:list-item>
          <text:p text:style-name="P65">cd Django-*</text:p>
        </text:list-item>
        <text:list-item>
          <text:p text:style-name="P66">sudo python setup.py install</text:p>
        </text:list-item>
      </text:list>
      <text:p text:style-name="P11"/>
      <text:p text:style-name="P8"><text:span text:style-name="T71">Instalar Django</text:span><text:span text:style-name="T72">(</text:span><text:span text:style-name="T73">Subversion</text:span><text:span text:style-name="T72">).</text:span></text:p>
      <text:p text:style-name="P16"><text:span text:style-name="T74">Para trabajar sobre la versión de desarrollo o contribuir con el código de Django, se recomienda instalar Django desde el repositorio de Subversion. </text:span><text:span text:style-name="T75">Para obtener Django desde el repositorio de Subversion debes utilizar un cliente de Subversion para bajar el código fuente más actual y en cualquier momento actualizar tu copia local del código, </text:span><text:span text:style-name="T26">checkout local. </text:span><text:span text:style-name="T76">Al último código de desarrollo de Django alojado en el repositorio de Subversion se le hace referencia como el </text:span><text:span text:style-name="T27">trunk</text:span><text:span text:style-name="T76">. </text:span></text:p>
      <text:list xml:id="list1911646849" text:style-name="L2">
        <text:list-item>
          <text:p text:style-name="P67">Tener debidamente instalado un cliente de Subversion.</text:p>
        </text:list-item>
        <text:list-item>
          <text:p text:style-name="P68"><text:span text:style-name="T77">Hacer </text:span><text:span text:style-name="T28">check out</text:span><text:span text:style-name="T77"> del </text:span><text:span text:style-name="T28">trunk</text:span><text:span text:style-name="T77"> usando el comando </text:span><text:span text:style-name="T28">svn co </text:span><text:a xlink:type="simple" xlink:href="http://code.djangoproject.com/svn/django/trunkdjtrunk"><text:span text:style-name="T28">http://code.djangoproject.com/svn/django/trunkdjtrunk</text:span></text:a></text:p>
        </text:list-item>
        <text:list-item>
          <text:p text:style-name="P69"><text:soft-page-break/><text:span text:style-name="T78">Crear </text:span><text:span text:style-name="T29">site-packages/django.pth</text:span><text:span text:style-name="T78"> y agrega el directorio </text:span><text:span text:style-name="T29">djtrunk</text:span><text:span text:style-name="T78"> a este, o actualiza tu </text:span><text:span text:style-name="T29">PYTHONPATH</text:span><text:span text:style-name="T78"> agregando </text:span><text:span text:style-name="T29">djtrunk</text:span><text:span text:style-name="T30">i</text:span><text:span text:style-name="T79"> </text:span></text:p>
        </text:list-item>
        <text:list-item>
          <text:p text:style-name="P70"><text:span text:style-name="T80">Incluye </text:span><text:span text:style-name="T31">djtrunk/django/bin</text:span><text:span text:style-name="T80"> en el PATH de tu sistema. Este directorio incluye utilidades de administración como </text:span><text:span text:style-name="T31">django-admin.py</text:span></text:p>
        </text:list-item>
      </text:list>
      <text:p text:style-name="P63"/>
      <text:p text:style-name="P17"><text:span text:style-name="T81">No es necesario ejecutar </text:span><text:span text:style-name="T32">python setup.py install</text:span><text:span text:style-name="T81">, esto se realiza por default.</text:span></text:p>
      <text:p text:style-name="P21"/>
      <text:p text:style-name="P21"/>
      <text:p text:style-name="P10">Configurando la base de datos.</text:p>
      <text:p text:style-name="P9"><text:span text:style-name="T2">Django cuenta con soporte para </text:span><text:span text:style-name="T82">PostgreSQL, SQLite, MySQL y Oracle.</text:span><text:span text:style-name="T2"> </text:span></text:p>
      <text:p text:style-name="P22"/>
      <text:p text:style-name="P24">Django con PostgreSQL.</text:p>
      <text:p text:style-name="P41"><text:span text:style-name="T83">Si se está utilizando PostgreSQL, necesitarás el paquete </text:span><text:span text:style-name="T33">pyscopg</text:span><text:span text:style-name="T83">. </text:span></text:p>
      <text:p text:style-name="P46"/>
      <text:p text:style-name="P25">Django con SQLite 3.</text:p>
      <text:p text:style-name="P42"><text:span text:style-name="T84">Si estás usando Python 2.5 ya tienes integrado el soporte modular para SQLite, si tienes instalada una versión inferior de Python necesitas SQLite 3, </text:span><text:span text:style-name="T85">la obtienes desde </text:span><text:a xlink:type="simple" xlink:href="http://www.djangoproject/r/sqlite"><text:span text:style-name="T85">http://www.djangoproject.com/r/sqlite</text:span></text:a><text:span text:style-name="T85">/ y el paquete </text:span><text:span text:style-name="T34">pysqlite</text:span><text:span text:style-name="T85"> desde </text:span><text:a xlink:type="simple" xlink:href="http://www.djangoproject.com/r/python-sqlite/"><text:span text:style-name="T85">http://www.djangoproject.com/r/python-sqlite/</text:span></text:a><text:span text:style-name="T85">. </text:span><text:span text:style-name="T86">Asegúrate de tener </text:span><text:span text:style-name="T35">pysqlite</text:span><text:span text:style-name="T86"> en una versión 2.0.3 o superior.</text:span></text:p>
      <text:p text:style-name="P26"/>
      <text:p text:style-name="P27">Django con MySQL.</text:p>
      <text:p text:style-name="P43"><text:span text:style-name="T87">Django requiere MySQL 4.0 o superior, también se necesita instalar el paquete </text:span><text:span text:style-name="T36">MySQLdb</text:span><text:span text:style-name="T87"> desde </text:span><text:a xlink:type="simple" xlink:href="http://www.djangoproject.com/r/python-mysql/"><text:span text:style-name="T87">http://www.djangoproject.com/r/python-mysql/</text:span></text:a><text:span text:style-name="T87">. </text:span></text:p>
      <text:p text:style-name="P47"/>
      <text:p text:style-name="P47"/>
      <text:p text:style-name="P28">Comenzando un proyecto con Django.</text:p>
      <text:p text:style-name="P44"><text:span text:style-name="T88">Un </text:span><text:span text:style-name="T37">proyecto</text:span><text:span text:style-name="T88"> es una colección de configuraciones para una instancia de Django, incluyendo la configuración de la base de datos, opciones específicas de Django y configuraciones específicas de aplicaciones. </text:span></text:p>
      <text:p text:style-name="P48"/>
      <text:p text:style-name="P45"><text:span text:style-name="T89">Ejecuta el comando </text:span><text:span text:style-name="T38">django-admin.py startproject mysite</text:span><text:span text:style-name="T89"> para crear el directorio </text:span><text:span text:style-name="T38">mysite</text:span><text:span text:style-name="T89"> en el directorio actual. Con esto </text:span><text:span text:style-name="T38">startproject</text:span><text:span text:style-name="T89"> creó: </text:span></text:p>
      <text:p text:style-name="P49"/>
      <text:p text:style-name="P58">mysite/</text:p>
      <text:p text:style-name="P58"><text:tab/>__init__.py</text:p>
      <text:p text:style-name="P58"><text:tab/>manage.py</text:p>
      <text:p text:style-name="P58"><text:tab/>settings.py</text:p>
      <text:p text:style-name="P58"><text:tab/>urls.py</text:p>
      <text:p text:style-name="P50"/>
      <text:p text:style-name="P51">Estos archivos se describen de la siguiente forma:</text:p>
      <text:list xml:id="list1888171716" text:style-name="L3">
        <text:list-item>
          <text:p text:style-name="P78"><text:span text:style-name="T90">__init__.py</text:span><text:span text:style-name="T57">: Un archivo requerido para que Python trate a este directorio como un paquete.</text:span></text:p>
        </text:list-item>
        <text:list-item>
          <text:p text:style-name="P78"><text:span text:style-name="T91">m</text:span><text:span text:style-name="T90">anage.py</text:span><text:span text:style-name="T57">: </text:span><text:span text:style-name="T58">Una utilidad de línea de comandos que te deja interactuar con este proyecto de Django de varias formas.</text:span></text:p>
        </text:list-item>
        <text:list-item>
          <text:p text:style-name="P79"><text:span text:style-name="T92">settings.py</text:span><text:span text:style-name="T59">: Opciones/configuraciones para este proyecto de Django.</text:span></text:p>
        </text:list-item>
        <text:list-item>
          <text:p text:style-name="P80"><text:span text:style-name="T93">urls.py</text:span><text:span text:style-name="T60">: La declaración de las URL para este proyecto de Django; una “tabla de contenidos” de tu sitio hecho con Django. </text:span></text:p>
        </text:list-item>
      </text:list>
      <text:p text:style-name="P52"/>
      <text:p text:style-name="P29">El servidor de desarrollo.</text:p>
      <text:p text:style-name="P60"><text:soft-page-break/><text:span text:style-name="T61">Django incluye un servidor web ligero que puedes usar mientras estás desarrollando tu sitio. </text:span><text:span text:style-name="T62">Este servidor de desarrollo vigila tu código a la espera de cambios y se reinicia automáticamente, ayudándote a hacer algunos cambios rápidos en tu proyecto sin necesidad de reiniciar nada. </text:span></text:p>
      <text:p text:style-name="P53"/>
      <text:p text:style-name="P61"><text:span text:style-name="T63">Entra en el directorio </text:span><text:span text:style-name="T3">mysite</text:span><text:span text:style-name="T63"> y ejecuta el comando </text:span><text:span text:style-name="T3">python manage.py runserver</text:span><text:span text:style-name="T63">. Verás algo parecido a esto:</text:span></text:p>
      <text:p text:style-name="P61"><text:span text:style-name="T63"><text:tab/></text:span><text:span text:style-name="T3">Validadting models...</text:span></text:p>
      <text:p text:style-name="P59"><text:tab/>0 errors found.</text:p>
      <text:p text:style-name="P59"/>
      <text:p text:style-name="P59"><text:tab/>Django version 1.0, using settings 'mysite.settings'</text:p>
      <text:p text:style-name="P61"><text:span text:style-name="T3"><text:tab/>Development server is running at </text:span><text:a xlink:type="simple" xlink:href="http://127.0.0.1:8000/"><text:span text:style-name="T3">http://127.0.0.1:8000/</text:span></text:a></text:p>
      <text:p text:style-name="P59"><text:tab/>Quit the server with CONTROL-C.</text:p>
      <text:p text:style-name="P54"/>
      <text:p text:style-name="P55">El servidor de desarrollo puede manejar fiablemente una sola petición a la vez, y no ha pasado por una auditoría de seguridad de ningún tipo. </text:p>
      <text:p text:style-name="P62"><text:span text:style-name="T64">Ahora que el servidor está corriendo, puede</text:span><text:span text:style-name="T65">s</text:span><text:span text:style-name="T64"> ir a tu navegador y visitar </text:span><text:a xlink:type="simple" xlink:href="http://127.0.0.1:8000/"><text:span text:style-name="T4">http://127.0.0.1:8000/</text:span></text:a><text:span text:style-name="T64">, </text:span><text:span text:style-name="T65">donde verás una página de “</text:span><text:span text:style-name="T5">Bienvenido a Django</text:span><text:span text:style-name="T65">”. </text:span></text:p>
      <text:p text:style-name="P56"/>
      <text:p text:style-name="P30"/>
      <text:p text:style-name="P30"/>
      <text:p text:style-name="P31">WEB DINÁMICAS</text:p>
      <text:p text:style-name="P31"/>
      <text:p text:style-name="P23">¿Cómo procesa una petición Django?</text:p>
      <text:p text:style-name="P34">Esto es lo que sucede cuando hacemos una petición a una página web:</text:p>
      <text:list xml:id="list2001959405" text:style-name="L4">
        <text:list-item>
          <text:p text:style-name="P71"><text:span text:style-name="T94">El comando </text:span><text:span text:style-name="T39">python manage.py runserver</text:span><text:span text:style-name="T94"> importa un archivo llamado </text:span><text:span text:style-name="T39">settings.py</text:span><text:span text:style-name="T94"> desde el mismo directorio. Este archivo contiene todo tipo de configuraciones opcionales para esta instancia de Django en particular, pero una de las configuraciones más importantes </text:span><text:span text:style-name="T95">es </text:span><text:span text:style-name="T40">ROOT_URLCONF</text:span><text:span text:style-name="T95">. La variable <text:s/></text:span><text:span text:style-name="T40">ROOT_URLCONF</text:span><text:span text:style-name="T95"> le dice a Django qué módulo de Python debería usar par ala URLconf de este sitio web.</text:span></text:p>
        </text:list-item>
        <text:list-item>
          <text:p text:style-name="P72"><text:span text:style-name="T96">Cuando llega una petición Django carga la URLconf apuntada por la variable </text:span><text:span text:style-name="T40">ROOT_URLCONF</text:span><text:span text:style-name="T95">. </text:span><text:span text:style-name="T96">Luego comprueba cada uno de los patrones de URL en la URLconf en orden, comparando la URL solicitada con un patrón a la vez, hasta que encuentra uno que coincida. Cuando encuentra uno que coincide, llama a la función de vista asociada con ese patrón, pasando un objeto </text:span><text:span text:style-name="T41">HttpRequest</text:span><text:span text:style-name="T96"> como primer parámetro de la función.</text:span></text:p>
        </text:list-item>
        <text:list-item>
          <text:p text:style-name="P73"><text:span text:style-name="T97">La función de vista es responsable de retornar un objeto </text:span><text:span text:style-name="T42">HttpResponse</text:span><text:span text:style-name="T97">. </text:span></text:p>
        </text:list-item>
      </text:list>
      <text:p text:style-name="P38"/>
      <text:p text:style-name="P35"><text:span text:style-name="T98">Además del mapeo directo de URLs con funciones vista, Django provee más flexibilidad en el procesamiento de peticiones. El flujo típico (una resolución de </text:span><text:span text:style-name="T43">URLconf</text:span><text:span text:style-name="T98"> a una función de vista que retorna un </text:span><text:span text:style-name="T43">HttpResponse</text:span><text:span text:style-name="T98">) </text:span><text:span text:style-name="T99">puede ser cortocircuitado o </text:span><text:span text:style-name="T18">*augmented*</text:span><text:span text:style-name="T99"> mediante middleware. </text:span></text:p>
      <text:p text:style-name="P36"><text:span text:style-name="T100">Cuando llega una petición </text:span><text:span text:style-name="T44">HTTP</text:span><text:span text:style-name="T100"> desde el navegador, un </text:span><text:span text:style-name="T44">manejador</text:span><text:span text:style-name="T100"> especifico a cada servidor construye la </text:span><text:span text:style-name="T44">HttpRequest</text:span><text:span text:style-name="T100">, para pasarla a los componentes y maneja el flujo del procesamiento de la respuestas. </text:span><text:span text:style-name="T101">El manejador luego llama a cualquier </text:span><text:span text:style-name="T45">middleware</text:span><text:span text:style-name="T101"> de Petición o Vista disponible. Estos tipos de </text:span><text:span text:style-name="T45">middleware</text:span><text:span text:style-name="T101"> son útiles para </text:span><text:span text:style-name="T19">*augmenting*</text:span><text:span text:style-name="T101"> los objetos </text:span><text:span text:style-name="T45">HttpRequest</text:span><text:span text:style-name="T101"> así como también para proveer manejo especial a determinados tipos de peticiones. </text:span><text:span text:style-name="T102">Si alguno de los mismos retornara un </text:span><text:span text:style-name="T46">HttpResponse</text:span><text:span text:style-name="T102"> la vista no es invocada.</text:span><text:span text:style-name="T103"> Si una función de vista lanza una excepción, el control pasa al </text:span><text:span text:style-name="T47">middleware</text:span><text:span text:style-name="T103"> de Excepción. </text:span><text:span text:style-name="T104">Si este </text:span><text:span text:style-name="T48">middleware</text:span><text:span text:style-name="T104"> no retorna un </text:span><text:span text:style-name="T48">HttpResponse</text:span><text:span text:style-name="T104">, la excepción se vuelve a </text:span><text:span text:style-name="T104">lanzar. </text:span><text:span text:style-name="T105">Django incluye vistas por omisión para respuestas amigables a errores </text:span><text:span text:style-name="T49">404</text:span><text:span text:style-name="T105"> y </text:span><text:span text:style-name="T49">500.</text:span><text:span text:style-name="T105"> </text:span><text:span text:style-name="T106">el </text:span><text:span text:style-name="T50">middleware de respuesta</text:span><text:span text:style-name="T106"> es bueno para el procesamiento posterior a un </text:span><text:span text:style-name="T50">HttpResponse</text:span><text:span text:style-name="T106"> justo antes de que se envíe al </text:span><text:soft-page-break/><text:span text:style-name="T106">navegador o haciendo limpieza de recursos específicos a ua petición.</text:span></text:p>
      <text:p text:style-name="P39"/>
      <text:p text:style-name="P32"><text:span text:style-name="T107">URLconfs y el acop</text:span><text:span text:style-name="T109">l</text:span><text:span text:style-name="T107">amiento débil.</text:span></text:p>
      <text:p text:style-name="P37"><text:span text:style-name="T108">Si dos piezas de código están débilmente acop</text:span><text:span text:style-name="T109">l</text:span><text:span text:style-name="T108">adas (</text:span><text:span text:style-name="T51">loosely coupled</text:span><text:span text:style-name="T108">) los cambios realizados sobre una de las piezas </text:span><text:span text:style-name="T109">va a tener poco o ningún efecto sobre la otra. </text:span><text:span text:style-name="T110">En una aplicación web de Django, la definición de la URL y la función de vista que se llamará están débilmente acopladas; de esta manera, la decisión de cuál debe ser la URL para una función, y la implementación de la función misma, residen en dos lugares separados, </text:span><text:span text:style-name="T111">permitiendo el desarrollo de cada pieza sin afectar a la otra.</text:span></text:p>
      <text:p text:style-name="P40"/>
      <text:p text:style-name="P33"><text:span text:style-name="T112">Nota:</text:span><text:span text:style-name="T6"> </text:span></text:p>
      <text:p text:style-name="P33"><text:span text:style-name="T6"><text:tab/></text:span><text:span text:style-name="T113">URLconf</text:span><text:span text:style-name="T7">: Una </text:span><text:span text:style-name="T54">URLconf</text:span><text:span text:style-name="T7"> es como una tabla de contenido para tu sitio web hecho con Django, básicamente es un mapeo entre los patrones URL y las funciones de vista que deben ser llamadas por esos patrones URL. </text:span><text:span text:style-name="T8">Dichas funciones de vista deben estar en el Python </text:span><text:span text:style-name="T55">path</text:span><text:span text:style-name="T8">. </text:span></text:p>
      <text:p text:style-name="P33"><text:span text:style-name="T8"><text:tab/></text:span><text:span text:style-name="T114">Middleware</text:span><text:span text:style-name="T9">: Un componente </text:span><text:span text:style-name="T56">middleware</text:span><text:span text:style-name="T9"> es una clase de Python que se ajusta a una determinada API.</text:span></text:p>
      <text:p text:style-name="P33"><text:span text:style-name="T9"><text:tab/></text:span><text:span text:style-name="T115">Error404</text:span><text:span text:style-name="T10">: </text:span><text:span text:style-name="T11">Error lanzado como respuestas a una petición HTTP cuando el recurso (URL) solicitado no es encontrado. Error del cliente.</text:span></text:p>
      <text:p text:style-name="P33"><text:span text:style-name="T11"><text:tab/></text:span><text:span text:style-name="T116">Error500</text:span><text:span text:style-name="T11">: Error emitido por aplicaciones empotradas en los servidores web, es lanzado cuando se encuentran situaciones de error ajenas al servidor propiamente.</text:span></text:p>
      <text:p text:style-name="P33"><text:span text:style-name="T11"/></text:p>
      <text:p text:style-name="P33"><text:span text:style-name="T11"/></text:p>
      <text:p text:style-name="P76"><text:span text:style-name="T117">EL SISTEMA DE PLANTILLAS DE DJANGO</text:span></text:p>
      <text:p text:style-name="P76"><text:span text:style-name="T118"/></text:p>
      <text:p text:style-name="P77"><text:span text:style-name="T118">Sistema básico de plantillas.</text:span></text:p>
      <text:p text:style-name="P74"><text:span text:style-name="T119">Una plantilla de Django, es una cadena de texto que pretende separar la presentación de un documento de sus datos. </text:span><text:span text:style-name="T120">Una plantilla define rellenos y diversos bits de lógica básica (etiquetas de plantillas) que regulan como el documento debe ser mostrado. </text:span><text:span text:style-name="T121">Las plantillas son usadas para producir HTML, pero en Django las plantillas son igualmente capaces de generar cualquier formato basado en texto. </text:span></text:p>
      <text:p text:style-name="P74"><text:span text:style-name="T121"/></text:p>
      <text:p text:style-name="P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3T16:49:36</meta:creation-date>
    <dc:date>2013-09-24T01:16:50</dc:date>
    <meta:editing-duration>PT7H2M40S</meta:editing-duration>
    <meta:editing-cycles>133</meta:editing-cycles>
    <meta:generator>LibreOffice/3.6$Linux_x86 LibreOffice_project/360m1$Build-2</meta:generator>
    <meta:document-statistic meta:table-count="0" meta:image-count="0" meta:object-count="0" meta:page-count="4" meta:paragraph-count="72" meta:word-count="1400" meta:character-count="9053" meta:non-whitespace-character-count="7707"/>
  </office:meta>
</office:document-meta>
</file>